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1" svg:font-family="Dingbats" style:font-charset="x-symbol"/>
    <style:font-face style:name="OpenSymbol" svg:font-family="OpenSymbol" style:font-charset="x-symbol"/>
    <style:font-face style:name="Dingbats" svg:font-family="Dingbats" style:font-pitch="variable" style:font-charset="x-symbol"/>
    <style:font-face style:name="Liberation Serif1" svg:font-family="'Liberation Serif'" style:font-family-generic="roman"/>
    <style:font-face style:name="FreeSans1" svg:font-family="FreeSans" style:font-family-generic="swiss"/>
    <style:font-face style:name="Noto Sans CJK SC Medium" svg:font-family="'Noto Sans CJK SC Medium'"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KacstFarsi" svg:font-family="Kacst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318a94a" officeooo:paragraph-rsid="0318a94a"/>
    </style:style>
    <style:style style:name="P3" style:family="paragraph" style:parent-style-name="Text_20_body">
      <style:text-properties officeooo:rsid="0323e06f" officeooo:paragraph-rsid="036d4ee4"/>
    </style:style>
    <style:style style:name="P4" style:family="paragraph" style:parent-style-name="Text_20_body">
      <style:text-properties officeooo:rsid="03327092" officeooo:paragraph-rsid="03327092"/>
    </style:style>
    <style:style style:name="P5" style:family="paragraph" style:parent-style-name="Text_20_body">
      <style:text-properties officeooo:rsid="0407e57b" officeooo:paragraph-rsid="04158cd3"/>
    </style:style>
    <style:style style:name="P6" style:family="paragraph" style:parent-style-name="Text_20_body">
      <style:text-properties officeooo:rsid="04ae3966" officeooo:paragraph-rsid="04ea5f2c"/>
    </style:style>
    <style:style style:name="P7" style:family="paragraph" style:parent-style-name="Text_20_body">
      <style:text-properties officeooo:rsid="04edb394" officeooo:paragraph-rsid="04f0d853"/>
    </style:style>
    <style:style style:name="P8" style:family="paragraph" style:parent-style-name="Text_20_body">
      <style:text-properties officeooo:rsid="04f9ad1e" officeooo:paragraph-rsid="04f9ad1e"/>
    </style:style>
    <style:style style:name="P9" style:family="paragraph" style:parent-style-name="Text_20_body">
      <style:text-properties officeooo:rsid="04fda75f" officeooo:paragraph-rsid="04fda75f"/>
    </style:style>
    <style:style style:name="P10" style:family="paragraph" style:parent-style-name="Text_20_body">
      <style:text-properties officeooo:paragraph-rsid="051681d7"/>
    </style:style>
    <style:style style:name="P11" style:family="paragraph" style:parent-style-name="Text_20_body">
      <style:text-properties officeooo:rsid="050a1069" officeooo:paragraph-rsid="050a1069"/>
    </style:style>
    <style:style style:name="P12" style:family="paragraph" style:parent-style-name="Text_20_body">
      <style:text-properties officeooo:rsid="042f6125" officeooo:paragraph-rsid="039a30a2"/>
    </style:style>
    <style:style style:name="P13" style:family="paragraph" style:parent-style-name="Text_20_body">
      <style:text-properties officeooo:rsid="036d4ee4" officeooo:paragraph-rsid="039a30a2"/>
    </style:style>
    <style:style style:name="P14" style:family="paragraph" style:parent-style-name="Text_20_body">
      <style:text-properties officeooo:rsid="0514cdc2" officeooo:paragraph-rsid="0514cdc2"/>
    </style:style>
    <style:style style:name="P15" style:family="paragraph" style:parent-style-name="Text_20_body">
      <style:text-properties officeooo:rsid="04ea5f2c" officeooo:paragraph-rsid="04ea5f2c"/>
    </style:style>
    <style:style style:name="P16" style:family="paragraph" style:parent-style-name="Text_20_body">
      <style:text-properties officeooo:rsid="039ea0e3" officeooo:paragraph-rsid="04bed93a"/>
    </style:style>
    <style:style style:name="P17" style:family="paragraph" style:parent-style-name="Text_20_body">
      <style:text-properties officeooo:rsid="048aef82" officeooo:paragraph-rsid="04a4c585"/>
    </style:style>
    <style:style style:name="P18" style:family="paragraph" style:parent-style-name="Text_20_body">
      <style:text-properties fo:font-variant="normal" fo:text-transform="none" fo:color="#000000" fo:letter-spacing="normal" fo:font-style="normal" fo:font-weight="normal" officeooo:rsid="04a4c585" officeooo:paragraph-rsid="04a4c585"/>
    </style:style>
    <style:style style:name="P19" style:family="paragraph" style:parent-style-name="Code">
      <style:text-properties fo:font-style="normal" officeooo:rsid="03528ed7" officeooo:paragraph-rsid="03509399" style:font-style-asian="normal" style:font-style-complex="normal"/>
    </style:style>
    <style:style style:name="P20" style:family="paragraph" style:parent-style-name="Code">
      <style:text-properties officeooo:rsid="034c97df" officeooo:paragraph-rsid="034c97df"/>
    </style:style>
    <style:style style:name="P21" style:family="paragraph" style:parent-style-name="Code">
      <style:text-properties officeooo:rsid="034c97df" officeooo:paragraph-rsid="03509399"/>
    </style:style>
    <style:style style:name="P22" style:family="paragraph" style:parent-style-name="Code">
      <style:text-properties officeooo:rsid="04f9ad1e" officeooo:paragraph-rsid="04f9ad1e"/>
    </style:style>
    <style:style style:name="P23" style:family="paragraph" style:parent-style-name="Preformatted_20_Text">
      <style:paragraph-properties fo:margin-left="1.251cm" fo:margin-right="0cm" fo:text-align="start" style:justify-single-word="false" fo:text-indent="0cm" style:auto-text-indent="false"/>
    </style:style>
    <style:style style:name="P24" style:family="paragraph" style:parent-style-name="Text_20_body">
      <style:paragraph-properties fo:break-before="page"/>
    </style:style>
    <style:style style:name="P25" style:family="paragraph" style:parent-style-name="Preformatted_20_Text">
      <style:text-properties officeooo:paragraph-rsid="04fda75f"/>
    </style:style>
    <style:style style:name="P26" style:family="paragraph" style:parent-style-name="Preformatted_20_Text">
      <style:text-properties fo:font-size="11pt" style:font-size-asian="11pt" style:font-size-complex="11pt"/>
    </style:style>
    <style:style style:name="P27" style:family="paragraph" style:parent-style-name="Preformatted_20_Text">
      <style:paragraph-properties fo:margin-left="0cm" fo:margin-right="0cm" fo:text-align="start" style:justify-single-word="false" fo:text-indent="0cm" style:auto-text-indent="false"/>
      <style:text-properties officeooo:rsid="050c2ff8" officeooo:paragraph-rsid="050c2ff8"/>
    </style:style>
    <style:style style:name="P28" style:family="paragraph" style:parent-style-name="Text_20_body" style:list-style-name="L7">
      <style:text-properties style:font-name="Latin Modern Mono" officeooo:rsid="0322e1ad" officeooo:paragraph-rsid="05c28c19"/>
    </style:style>
    <style:style style:name="P29" style:family="paragraph" style:parent-style-name="Text_20_body" style:list-style-name="L7">
      <style:text-properties officeooo:rsid="032404ee" officeooo:paragraph-rsid="032404ee"/>
    </style:style>
    <style:style style:name="P30" style:family="paragraph" style:parent-style-name="Text_20_body" style:list-style-name="L7">
      <style:text-properties officeooo:rsid="0374bdab" officeooo:paragraph-rsid="0374bdab"/>
    </style:style>
    <style:style style:name="P31" style:family="paragraph" style:parent-style-name="Text_20_body" style:list-style-name="L7">
      <style:text-properties officeooo:rsid="0375c639" officeooo:paragraph-rsid="04d99ea7"/>
    </style:style>
    <style:style style:name="P32" style:family="paragraph" style:parent-style-name="Text_20_body" style:list-style-name="L7">
      <style:text-properties officeooo:rsid="0375c639" officeooo:paragraph-rsid="04f7d28a"/>
    </style:style>
    <style:style style:name="P33" style:family="paragraph" style:parent-style-name="Text_20_body" style:list-style-name="L7">
      <style:text-properties officeooo:rsid="0375c639" officeooo:paragraph-rsid="03900c07"/>
    </style:style>
    <style:style style:name="P34" style:family="paragraph" style:parent-style-name="Text_20_body" style:list-style-name="L7">
      <style:text-properties officeooo:rsid="04b9285c" officeooo:paragraph-rsid="04dbc5f3"/>
    </style:style>
    <style:style style:name="P35" style:family="paragraph" style:parent-style-name="Text_20_body" style:list-style-name="L7">
      <style:text-properties officeooo:rsid="04dbc5f3" officeooo:paragraph-rsid="04dbc5f3"/>
    </style:style>
    <style:style style:name="P36" style:family="paragraph" style:parent-style-name="Text_20_body" style:list-style-name="L8">
      <style:text-properties officeooo:paragraph-rsid="04a4c585"/>
    </style:style>
    <style:style style:name="P37" style:family="paragraph" style:parent-style-name="Text_20_body">
      <style:text-properties officeooo:rsid="0318a94a" officeooo:paragraph-rsid="05a0f11b"/>
    </style:style>
    <style:style style:name="P38" style:family="paragraph" style:parent-style-name="Text_20_body">
      <style:text-properties officeooo:rsid="03268b8d" officeooo:paragraph-rsid="03cabd9e"/>
    </style:style>
    <style:style style:name="P39" style:family="paragraph" style:parent-style-name="Text_20_body">
      <style:text-properties officeooo:rsid="05a66455" officeooo:paragraph-rsid="05a66455"/>
    </style:style>
    <style:style style:name="P40" style:family="paragraph" style:parent-style-name="Text_20_body">
      <style:text-properties fo:font-size="10pt" officeooo:rsid="03549c3d" officeooo:paragraph-rsid="05a3e3c0" style:font-size-asian="10pt" style:font-size-complex="10pt"/>
    </style:style>
    <style:style style:name="P41" style:family="paragraph" style:parent-style-name="Heading_20_3">
      <style:text-properties officeooo:rsid="044295a3" officeooo:paragraph-rsid="044295a3"/>
    </style:style>
    <style:style style:name="P42" style:family="paragraph" style:parent-style-name="Heading_20_3">
      <style:text-properties officeooo:rsid="04acdbce" officeooo:paragraph-rsid="04bed93a"/>
    </style:style>
    <style:style style:name="P43" style:family="paragraph" style:parent-style-name="Heading_20_3">
      <style:text-properties officeooo:paragraph-rsid="04aa2b65"/>
    </style:style>
    <style:style style:name="P44" style:family="paragraph" style:parent-style-name="Heading_20_3">
      <style:paragraph-properties fo:break-before="page"/>
      <style:text-properties officeooo:rsid="052640be" officeooo:paragraph-rsid="052640be"/>
    </style:style>
    <style:style style:name="T1" style:family="text">
      <style:text-properties fo:font-style="normal" style:font-style-asian="normal" style:font-style-complex="normal"/>
    </style:style>
    <style:style style:name="T2" style:family="text">
      <style:text-properties fo:font-style="normal" officeooo:rsid="02a680c5" style:font-style-asian="normal" style:font-style-complex="normal"/>
    </style:style>
    <style:style style:name="T3" style:family="text">
      <style:text-properties fo:font-style="normal" officeooo:rsid="02dc5583" style:font-style-asian="normal" style:font-style-complex="normal"/>
    </style:style>
    <style:style style:name="T4" style:family="text">
      <style:text-properties fo:font-style="normal" officeooo:rsid="034cde6c" style:font-style-asian="normal" style:font-style-complex="normal"/>
    </style:style>
    <style:style style:name="T5" style:family="text">
      <style:text-properties fo:font-style="normal" officeooo:rsid="03509399" style:font-style-asian="normal" style:font-style-complex="normal"/>
    </style:style>
    <style:style style:name="T6" style:family="text">
      <style:text-properties fo:font-style="normal" officeooo:rsid="03528ed7"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4081563" style:font-weight-asian="bold" style:font-weight-complex="bold"/>
    </style:style>
    <style:style style:name="T9" style:family="text">
      <style:text-properties fo:font-weight="bold" officeooo:rsid="03cbded9" style:font-weight-asian="bold" style:font-weight-complex="bold"/>
    </style:style>
    <style:style style:name="T10" style:family="text">
      <style:text-properties fo:font-weight="bold" officeooo:rsid="059f9e62" style:font-weight-asian="bold" style:font-weight-complex="bold"/>
    </style:style>
    <style:style style:name="T11" style:family="text">
      <style:text-properties fo:font-weight="bold" officeooo:rsid="031ac94f" style:font-weight-asian="bold" style:font-weight-complex="bold"/>
    </style:style>
    <style:style style:name="T12" style:family="text">
      <style:text-properties fo:font-weight="bold" officeooo:rsid="031d0fc7" style:font-weight-asian="bold" style:font-weight-complex="bold"/>
    </style:style>
    <style:style style:name="T13" style:family="text">
      <style:text-properties fo:font-weight="normal" officeooo:rsid="03cbded9" style:font-weight-asian="normal" style:font-weight-complex="normal"/>
    </style:style>
    <style:style style:name="T14" style:family="text">
      <style:text-properties fo:font-style="italic" officeooo:rsid="0329c2bb" style:font-style-asian="italic" style:font-style-complex="italic"/>
    </style:style>
    <style:style style:name="T15" style:family="text">
      <style:text-properties style:font-name="Latin Modern Mono"/>
    </style:style>
    <style:style style:name="T16" style:family="text">
      <style:text-properties style:font-name="Latin Modern Mono" officeooo:rsid="034c648b"/>
    </style:style>
    <style:style style:name="T17" style:family="text">
      <style:text-properties style:font-name="Latin Modern Mono" officeooo:rsid="037ea7ae"/>
    </style:style>
    <style:style style:name="T18" style:family="text">
      <style:text-properties style:font-name="Latin Modern Mono" officeooo:rsid="04b9285c"/>
    </style:style>
    <style:style style:name="T19" style:family="text">
      <style:text-properties style:font-name="Latin Modern Mono" officeooo:rsid="04b4f910"/>
    </style:style>
    <style:style style:name="T20" style:family="text">
      <style:text-properties style:font-name="Latin Modern Mono" officeooo:rsid="04e20d31"/>
    </style:style>
    <style:style style:name="T21" style:family="text">
      <style:text-properties style:font-name="Latin Modern Mono" officeooo:rsid="04ea5f2c"/>
    </style:style>
    <style:style style:name="T22" style:family="text">
      <style:text-properties style:font-name="Latin Modern Mono" officeooo:rsid="04f7d28a"/>
    </style:style>
    <style:style style:name="T23" style:family="text">
      <style:text-properties style:font-name="Latin Modern Mono" officeooo:rsid="04bed93a"/>
    </style:style>
    <style:style style:name="T24" style:family="text">
      <style:text-properties style:font-name="Latin Modern Mono" officeooo:rsid="059dbef1"/>
    </style:style>
    <style:style style:name="T25" style:family="text">
      <style:text-properties style:font-name="Liberation Serif" officeooo:rsid="04d2a4f8"/>
    </style:style>
    <style:style style:name="T26" style:family="text">
      <style:text-properties style:font-name="Liberation Serif" officeooo:rsid="04d31c35"/>
    </style:style>
    <style:style style:name="T27" style:family="text">
      <style:text-properties style:font-name="Liberation Serif" officeooo:rsid="04dedbb4"/>
    </style:style>
    <style:style style:name="T28" style:family="text">
      <style:text-properties officeooo:rsid="031a65b1"/>
    </style:style>
    <style:style style:name="T29" style:family="text">
      <style:text-properties officeooo:rsid="031ac94f"/>
    </style:style>
    <style:style style:name="T30" style:family="text">
      <style:text-properties officeooo:rsid="031d0fc7"/>
    </style:style>
    <style:style style:name="T31" style:family="text">
      <style:text-properties officeooo:rsid="03278b85"/>
    </style:style>
    <style:style style:name="T32" style:family="text">
      <style:text-properties officeooo:rsid="0329c2bb"/>
    </style:style>
    <style:style style:name="T33" style:family="text">
      <style:text-properties officeooo:rsid="0333c8c9"/>
    </style:style>
    <style:style style:name="T34" style:family="text">
      <style:text-properties officeooo:rsid="0346b7d0"/>
    </style:style>
    <style:style style:name="T35" style:family="text">
      <style:text-properties officeooo:rsid="034c648b"/>
    </style:style>
    <style:style style:name="T36" style:family="text">
      <style:text-properties officeooo:rsid="03556683"/>
    </style:style>
    <style:style style:name="T37" style:family="text">
      <style:text-properties officeooo:rsid="035b9e1f"/>
    </style:style>
    <style:style style:name="T38" style:family="text">
      <style:text-properties officeooo:rsid="0363ec73"/>
    </style:style>
    <style:style style:name="T39" style:family="text">
      <style:text-properties officeooo:rsid="036a6b4b"/>
    </style:style>
    <style:style style:name="T40" style:family="text">
      <style:text-properties officeooo:rsid="03772bfc"/>
    </style:style>
    <style:style style:name="T41" style:family="text">
      <style:text-properties officeooo:rsid="037f53c7"/>
    </style:style>
    <style:style style:name="T42" style:family="text">
      <style:text-properties officeooo:rsid="0381ee8a"/>
    </style:style>
    <style:style style:name="T43" style:family="text">
      <style:text-properties officeooo:rsid="0383b8ce"/>
    </style:style>
    <style:style style:name="T44" style:family="text">
      <style:text-properties officeooo:rsid="03858626"/>
    </style:style>
    <style:style style:name="T45" style:family="text">
      <style:text-properties fo:font-variant="normal" fo:text-transform="none" fo:color="#000000" fo:letter-spacing="normal" fo:font-style="normal" fo:font-weight="normal" officeooo:rsid="047491ab"/>
    </style:style>
    <style:style style:name="T46" style:family="text">
      <style:text-properties fo:font-variant="normal" fo:text-transform="none" fo:color="#000000" fo:letter-spacing="normal" fo:font-style="normal" fo:font-weight="normal" officeooo:rsid="04760168"/>
    </style:style>
    <style:style style:name="T47" style:family="text">
      <style:text-properties fo:font-variant="normal" fo:text-transform="none" fo:color="#000000" fo:letter-spacing="normal" fo:font-style="normal" fo:font-weight="normal" officeooo:rsid="047cda88"/>
    </style:style>
    <style:style style:name="T48" style:family="text">
      <style:text-properties fo:font-variant="normal" fo:text-transform="none" fo:color="#000000" fo:letter-spacing="normal" fo:font-style="normal" fo:font-weight="normal" officeooo:rsid="047fd5fc"/>
    </style:style>
    <style:style style:name="T49" style:family="text">
      <style:text-properties fo:font-variant="normal" fo:text-transform="none" fo:color="#000000" fo:letter-spacing="normal" fo:font-style="normal" fo:font-weight="normal" officeooo:rsid="04811ba5"/>
    </style:style>
    <style:style style:name="T50" style:family="text">
      <style:text-properties fo:font-variant="normal" fo:text-transform="none" fo:color="#000000" fo:letter-spacing="normal" fo:font-style="normal" fo:font-weight="normal" officeooo:rsid="0484769e"/>
    </style:style>
    <style:style style:name="T51" style:family="text">
      <style:text-properties fo:font-variant="normal" fo:text-transform="none" fo:color="#000000" fo:letter-spacing="normal" fo:font-style="normal" fo:font-weight="normal" officeooo:rsid="04868191"/>
    </style:style>
    <style:style style:name="T52" style:family="text">
      <style:text-properties fo:font-variant="normal" fo:text-transform="none" fo:color="#000000" fo:letter-spacing="normal" fo:font-style="normal" fo:font-weight="normal" officeooo:rsid="0488b625"/>
    </style:style>
    <style:style style:name="T53" style:family="text">
      <style:text-properties fo:font-variant="normal" fo:text-transform="none" fo:color="#000000" fo:letter-spacing="normal" fo:font-style="normal" fo:font-weight="normal" officeooo:rsid="04989709"/>
    </style:style>
    <style:style style:name="T54" style:family="text">
      <style:text-properties fo:font-variant="normal" fo:text-transform="none" fo:color="#000000" fo:letter-spacing="normal" fo:font-style="normal" fo:font-weight="normal" officeooo:rsid="04a4c585"/>
    </style:style>
    <style:style style:name="T55" style:family="text">
      <style:text-properties fo:font-variant="normal" fo:text-transform="none" fo:color="#000000" fo:letter-spacing="normal" fo:font-style="normal" fo:font-weight="normal" officeooo:rsid="04a7a503"/>
    </style:style>
    <style:style style:name="T56" style:family="text">
      <style:text-properties fo:font-variant="normal" fo:text-transform="none" fo:color="#000000" fo:letter-spacing="normal" fo:font-style="normal" fo:font-weight="normal" officeooo:rsid="04c39890"/>
    </style:style>
    <style:style style:name="T57" style:family="text">
      <style:text-properties fo:font-variant="normal" fo:text-transform="none" fo:color="#000000" fo:letter-spacing="normal" fo:font-style="normal" fo:font-weight="normal" officeooo:rsid="059dbef1"/>
    </style:style>
    <style:style style:name="T58" style:family="text">
      <style:text-properties fo:font-variant="normal" fo:text-transform="none" fo:color="#000000" fo:letter-spacing="normal" fo:font-style="normal" style:text-underline-style="solid" style:text-underline-width="auto" style:text-underline-color="font-color" fo:font-weight="normal" officeooo:rsid="0484769e"/>
    </style:style>
    <style:style style:name="T59" style:family="text">
      <style:text-properties fo:font-variant="normal" fo:text-transform="none" fo:color="#000000" style:font-name="Latin Modern Mono" fo:letter-spacing="normal" fo:font-style="normal" fo:font-weight="normal"/>
    </style:style>
    <style:style style:name="T60" style:family="text">
      <style:text-properties officeooo:rsid="03cbded9"/>
    </style:style>
    <style:style style:name="T61" style:family="text">
      <style:text-properties officeooo:rsid="03d115da"/>
    </style:style>
    <style:style style:name="T62" style:family="text">
      <style:text-properties officeooo:rsid="03d19e12"/>
    </style:style>
    <style:style style:name="T63" style:family="text">
      <style:text-properties officeooo:rsid="03d45ed8"/>
    </style:style>
    <style:style style:name="T64" style:family="text">
      <style:text-properties officeooo:rsid="03d65c60"/>
    </style:style>
    <style:style style:name="T65" style:family="text">
      <style:text-properties style:font-name="Liberation Serif1" officeooo:rsid="03f04371"/>
    </style:style>
    <style:style style:name="T66" style:family="text">
      <style:text-properties officeooo:rsid="03f88e46"/>
    </style:style>
    <style:style style:name="T67" style:family="text">
      <style:text-properties officeooo:rsid="04081563"/>
    </style:style>
    <style:style style:name="T68" style:family="text">
      <style:text-properties officeooo:rsid="0409fe2f"/>
    </style:style>
    <style:style style:name="T69" style:family="text">
      <style:text-properties officeooo:rsid="040d7255"/>
    </style:style>
    <style:style style:name="T70" style:family="text">
      <style:text-properties officeooo:rsid="041ef0d8"/>
    </style:style>
    <style:style style:name="T71" style:family="text">
      <style:text-properties officeooo:rsid="0453dccf"/>
    </style:style>
    <style:style style:name="T72" style:family="text">
      <style:text-properties officeooo:rsid="0455b1a4"/>
    </style:style>
    <style:style style:name="T73" style:family="text">
      <style:text-properties officeooo:rsid="04658451"/>
    </style:style>
    <style:style style:name="T74" style:family="text">
      <style:text-properties officeooo:rsid="049edbdb"/>
    </style:style>
    <style:style style:name="T75" style:family="text">
      <style:text-properties officeooo:rsid="04a4c585"/>
    </style:style>
    <style:style style:name="T76" style:family="text">
      <style:text-properties officeooo:rsid="04aa2b65"/>
    </style:style>
    <style:style style:name="T77" style:family="text">
      <style:text-properties officeooo:rsid="04b4f910"/>
    </style:style>
    <style:style style:name="T78" style:family="text">
      <style:text-properties officeooo:rsid="04bed93a"/>
    </style:style>
    <style:style style:name="T79" style:family="text">
      <style:text-properties officeooo:rsid="04c57994"/>
    </style:style>
    <style:style style:name="T80" style:family="text">
      <style:text-properties officeooo:rsid="04d2a4f8"/>
    </style:style>
    <style:style style:name="T81" style:family="text">
      <style:text-properties officeooo:rsid="04e20d31"/>
    </style:style>
    <style:style style:name="T82" style:family="text">
      <style:text-properties officeooo:rsid="04ea5f2c"/>
    </style:style>
    <style:style style:name="T83" style:family="text">
      <style:text-properties officeooo:rsid="04f7d28a"/>
    </style:style>
    <style:style style:name="T84" style:family="text">
      <style:text-properties officeooo:rsid="04fefeb9"/>
    </style:style>
    <style:style style:name="T85" style:family="text">
      <style:text-properties officeooo:rsid="0505bee0"/>
    </style:style>
    <style:style style:name="T86" style:family="text">
      <style:text-properties officeooo:rsid="05076926"/>
    </style:style>
    <style:style style:name="T87" style:family="text">
      <style:text-properties officeooo:rsid="05090499"/>
    </style:style>
    <style:style style:name="T88" style:family="text">
      <style:text-properties officeooo:rsid="050c2ff8"/>
    </style:style>
    <style:style style:name="T89" style:family="text">
      <style:text-properties officeooo:rsid="05181296"/>
    </style:style>
    <style:style style:name="T90" style:family="text">
      <style:text-properties officeooo:rsid="051b0e44"/>
    </style:style>
    <style:style style:name="T91" style:family="text">
      <style:text-properties officeooo:rsid="051ecf03"/>
    </style:style>
    <style:style style:name="T92" style:family="text">
      <style:text-properties officeooo:rsid="0526ca7c"/>
    </style:style>
    <style:style style:name="T93" style:family="text">
      <style:text-properties officeooo:rsid="059dbef1"/>
    </style:style>
    <style:style style:name="T94" style:family="text">
      <style:text-properties officeooo:rsid="059f9e62"/>
    </style:style>
    <style:style style:name="T95" style:family="text">
      <style:text-properties style:font-name="Liberation Serif1" officeooo:rsid="05a3e3c0"/>
    </style:style>
    <style:style style:name="T96" style:family="text">
      <style:text-properties style:font-name="KacstFarsi" officeooo:rsid="05a3e3c0" style:font-name-asian="Noto Sans CJK SC Medium"/>
    </style:style>
    <style:style style:name="T97" style:family="text">
      <style:text-properties style:font-name="Dingbats1" officeooo:rsid="05a3e3c0"/>
    </style:style>
    <style:style style:name="T98" style:family="text">
      <style:text-properties officeooo:rsid="05a6a20b"/>
    </style:style>
    <style:style style:name="T99" style:family="text">
      <style:text-properties officeooo:rsid="05a7f7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P</text:span><text:span text:style-name="T1">ython Lesson 3</text:span></text:h>
      <text:h text:style-name="Heading_20_2" text:outline-level="2">Sending secret messages!</text:h>
      <text:p text:style-name="P37">We're going to write a Python program which takes a secret message and encrypts it using a code <text:span text:style-name="T29">or </text:span><text:span text:style-name="T11">cipher</text:span>. <text:span text:style-name="T94">A cipher is an </text:span><text:span text:style-name="T10">algorithm</text:span><text:span text:style-name="T94"> (a series of steps) for transforming a message to hide its meaning.</text:span></text:p>
      <text:p text:style-name="P37"><text:span text:style-name="T30">We'll use a simple </text:span><text:span text:style-name="T12">substitution cipher</text:span><text:span text:style-name="T30">, which means that each letter in the alphabet is swapped for a different letter in the alphabet. The code we'll use was apparently first used by the Roman emperor Julius Caesar to communicate to his generals, so it is called a </text:span><text:span text:style-name="T12">Caesar Cipher</text:span><text:span text:style-name="T30">.</text:span></text:p>
      <text:p text:style-name="P2">Secret codes are no good without the <text:span text:style-name="T28">intended</text:span> recipient being able to decrypt <text:span text:style-name="T79">and read</text:span> the message, so we'll write another program do that.</text:p>
      <text:p text:style-name="P2"/>
      <text:h text:style-name="Heading_20_3" text:outline-level="3">How Computers Work: <text:span text:style-name="T74">Text and Character Sets</text:span></text:h>
      <text:p text:style-name="P5">Computers store text strings as lists of <text:span text:style-name="T69">characters (letters, punctuation, numbers, etc.), and each character is stored as a number</text:span>. <text:span text:style-name="T68">A set of rules describing what characters are available and how to convert between characters and numbers is called a </text:span><text:span text:style-name="T8">character set</text:span><text:span text:style-name="T67">. Without an agreed character set, sending messages between different types of computer would get very confusing! The number for the letter 'C' on one type of computer might appear as '{' on a different computer so messages sent between computers would be mangled!</text:span></text:p>
      <text:p text:style-name="P38">Almost all computers <text:span text:style-name="T31">in countries which use the same alphabet as English (the Latin alphabet)</text:span> use a <text:span text:style-name="T7">character set</text:span> <text:span text:style-name="T33">derived from</text:span> <text:span text:style-name="T7">ASCII, </text:span><text:span text:style-name="T32">the "</text:span><text:span text:style-name="T14">American Standard Code for Information Interchange</text:span><text:span text:style-name="T32">". ASCII doesn't work for languages with different alphabets like Greek, Russian, Arabic or Japanese.</text:span><text:span text:style-name="T32"><text:note text:id="ftn3" text:note-class="footnote"><text:note-citation text:label="1">1</text:note-citation><text:note-body><text:p text:style-name="P40"><text:s/>These days, <text:span text:style-name="T61">with</text:span> computers <text:span text:style-name="T62">sharing data on the internet all </text:span>around the world <text:span text:style-name="T36">in countries </text:span>with different languages, we<text:span text:style-name="T37"> </text:span>need a <text:span text:style-name="T66">shared </text:span>character set <text:span text:style-name="T63">that</text:span> can support more than <text:span text:style-name="T64">Latin</text:span>. <text:span text:style-name="T60">The </text:span><text:span text:style-name="T9">Unicode</text:span><text:span text:style-name="T13"> </text:span><text:span text:style-name="T60">standard</text:span> <text:span text:style-name="T38">extends ASCII by adding extra symbols for most other languages (</text:span><text:span text:style-name="T96">⻭⻚⻪</text:span><text:span text:style-name="T95">)</text:span><text:span text:style-name="T38"> and stranger things like </text:span><text:span text:style-name="T65">☺</text:span><text:span text:style-name="T38">♥</text:span><text:span text:style-name="T65">♬</text:span><text:span text:style-name="T97">ý`</text:span><text:span text:style-name="T38">. ASCII has 128 characters but the first 32 aren't printable and have special meanings (e.g. tabs, newlines, end of string marker); Unicode currently has more than a million characters and it's increasing! Fortunately, each ASCII character has the same number in Unicode.</text:span></text:p></text:note-body></text:note></text:span></text:p>
      <text:p text:style-name="P39"><text:span text:style-name="T99">This means that o</text:span>ur code will just work with <text:span text:style-name="T98">the Latin alphabet.</text:span></text:p>
      <text:p text:style-name="P4"><text:span text:style-name="T34">E</text:span>very<text:span text:style-name="T34"> </text:span>symbol <text:span text:style-name="T39">in the ASCII character set</text:span> is assigned a number <text:span text:style-name="T70">between 0 and 127 (7 binary digits)</text:span>. <text:span text:style-name="T35">For example, space is 32, zero is 48, A is 65 and Z is 90. We can easily print character for each symbol with Python! The </text:span><text:span text:style-name="T16">chr(number)</text:span><text:span text:style-name="T35"> Python function returns the character for an ASCII code.</text:span></text:p>
      <text:h text:style-name="P20" text:outline-level="1"><text:span text:style-name="T2">f</text:span><text:span text:style-name="T1">or code in range(32, 128):</text:span></text:h>
      <text:h text:style-name="P21" text:outline-level="1"><text:span text:style-name="T1"><text:s text:c="4"/>print(chr(code)</text:span><text:span text:style-name="T5">, </text:span><text:span text:style-name="T1">code, </text:span><text:span text:style-name="T4">sep="=", end="\t"</text:span><text:span text:style-name="T1">)<text:line-break/> <text:s text:c="3"/></text:span><text:span text:style-name="T6">if code % 8 == 7:</text:span></text:h>
      <text:h text:style-name="P19" text:outline-level="1"><text:s text:c="8"/>print()</text:h>
      <text:p text:style-name="P23"/>
      <text:p text:style-name="P23"/>
      <text:p text:style-name="P24">Printable<text:span text:style-name="T88"> ASCII characters and their values:</text:span></text:p>
      <text:p text:style-name="P27"/>
      <text:p text:style-name="P23"><text:s/>=32<text:tab/>!=33<text:tab/>"=34<text:tab/>#=35<text:tab/>$=36<text:tab/>%=37<text:tab/>&amp;=38<text:tab/>'=39<text:tab/></text:p>
      <text:p text:style-name="P23">(=40<text:tab/>)=41<text:tab/>*=42<text:tab/>+=43<text:tab/>,=44<text:tab/>-=45<text:tab/>.=46<text:tab/>/=47<text:tab/></text:p>
      <text:p text:style-name="P23">0=48<text:tab/>1=49<text:tab/>2=50<text:tab/>3=51<text:tab/>4=52<text:tab/>5=53<text:tab/>6=54<text:tab/>7=55<text:tab/></text:p>
      <text:p text:style-name="P23">8=56<text:tab/>9=57<text:tab/>:=58<text:tab/>;=59<text:tab/>&lt;=60<text:tab/>==61<text:tab/>&gt;=62<text:tab/>?=63<text:tab/></text:p>
      <text:p text:style-name="P23">@=64<text:tab/>A=65<text:tab/>B=66<text:tab/>C=67<text:tab/>D=68<text:tab/>E=69<text:tab/>F=70<text:tab/>G=71<text:tab/></text:p>
      <text:p text:style-name="P23">H=72<text:tab/>I=73<text:tab/>J=74<text:tab/>K=75<text:tab/>L=76<text:tab/>M=77<text:tab/>N=78<text:tab/>O=79<text:tab/></text:p>
      <text:p text:style-name="P23">P=80<text:tab/>Q=81<text:tab/>R=82<text:tab/>S=83<text:tab/>T=84<text:tab/>U=85<text:tab/>V=86<text:tab/>W=87<text:tab/></text:p>
      <text:p text:style-name="P23">X=88<text:tab/>Y=89<text:tab/>Z=90<text:tab/>[=91<text:tab/>\=92<text:tab/>]=93<text:tab/>^=94<text:tab/>_=95<text:tab/></text:p>
      <text:p text:style-name="P23">`=96<text:tab/>a=97<text:tab/>b=98<text:tab/>c=99<text:tab/>d=100<text:tab/>e=101<text:tab/>f=102<text:tab/>g=103<text:tab/></text:p>
      <text:p text:style-name="P23">h=104<text:tab/>i=105<text:tab/>j=106<text:tab/>k=107<text:tab/>l=108<text:tab/>m=109<text:tab/>n=110<text:tab/>o=111<text:tab/></text:p>
      <text:p text:style-name="P23">p=112<text:tab/>q=113<text:tab/>r=114<text:tab/>s=115<text:tab/>t=116<text:tab/>u=117<text:tab/>v=118<text:tab/>w=119<text:tab/></text:p>
      <text:p text:style-name="P23">x=120<text:tab/>y=121<text:tab/>z=122<text:tab/>{=123<text:tab/>|=124<text:tab/>}=125<text:tab/>~=126<text:tab/>=127<text:tab/></text:p>
      <text:p text:style-name="P23"/>
      <text:p text:style-name="Text_20_body"><text:span text:style-name="T91">You can see that c</text:span>apital (upper case) letters are in the range 65 to 90 and small (lower case) letters are in the range 97 to 122.</text:p>
      <text:p text:style-name="Text_20_body"/>
      <text:h text:style-name="P41" text:outline-level="3">Encrypting Messages</text:h>
      <text:p text:style-name="P6">Create a new Python program<text:span text:style-name="T82"> </text:span>file <text:span text:style-name="T82">called </text:span><text:span text:style-name="T21">encrypt.py</text:span>. <text:span text:style-name="T82">When finished the program should let you </text:span>type <text:span text:style-name="T82">in </text:span>a message, <text:span text:style-name="T82">then print the</text:span> encrypted version of <text:span text:style-name="T82">that message</text:span>.</text:p>
      <text:p text:style-name="P12">To encrypt a message for our cipher we will convert each character of the Latin alphabet (characters "A" to "Z" and "a" to "z") in the message to the equivalent ASCII number, do some simple arithmetic on the number, then convert back to a different symbol.</text:p>
      <text:p text:style-name="P13">We need to make sure that the arithmetic is reversible so we can decrypt the message! For our Caesar cipher we will add 3 to the ASCII value to encrypt an subtract 3 to decrypt. We need to take some care at the end of the alphabet to make sure that each letter to becomes a different letter: A→D, B → E, C → F, … X → A, Y → B, Z → C.</text:p>
      <text:p text:style-name="P3"><text:span text:style-name="T83">There are many ways you can write this program, but here are s</text:span>ome <text:span text:style-name="T42">hints and suggestions:</text:span></text:p>
      <text:list xml:id="list2371821692464769189" text:style-name="L7">
        <text:list-item>
          <text:p text:style-name="P29"><text:span text:style-name="T15">ord(</text:span><text:span text:style-name="T17">character</text:span><text:span text:style-name="T15">)</text:span><text:span text:style-name="T44"> is an in-built function that returns the ASCII</text:span> value of a <text:span text:style-name="T41">string containing a single letter or symbol.</text:span></text:p>
        </text:list-item>
        <text:list-item>
          <text:p text:style-name="P30"><text:span text:style-name="T15">chr(number)</text:span> <text:span text:style-name="T44">is a function that does the opposite. It returns a string containing a single character from an ASCII value.</text:span></text:p>
        </text:list-item>
        <text:list-item>
          <text:p text:style-name="P31"><text:span text:style-name="T81">Try writing a function </text:span><text:span text:style-name="T20">def encrypt_character(</text:span><text:span text:style-name="T22">char</text:span><text:span text:style-name="T20">):</text:span><text:span text:style-name="T81"> which takes a single character as an argument, calculates the encrypted version of that character, and returns it.</text:span></text:p>
        </text:list-item>
        <text:list-item>
          <text:p text:style-name="P32"><text:span text:style-name="T77">In our cipher we will only encrypt letters of the alphabet and we will leave other characters (spaces, punctuation, numbers) unchanged. Your function will need to use an </text:span><text:span text:style-name="T19">if</text:span><text:span text:style-name="T77"> statement to check what type of character it has been given. This line will check if the character is a letter between A and W.<text:line-break/></text:span><text:span text:style-name="T19"> <text:s text:c="3"/></text:span><text:span text:style-name="T18">if </text:span><text:span text:style-name="T22">char</text:span><text:span text:style-name="T18">.upper() &gt;= 'A' and </text:span><text:span text:style-name="T22">char</text:span><text:span text:style-name="T18">.upper() &lt;= '</text:span><text:span text:style-name="T24">W</text:span><text:span text:style-name="T18">':</text:span></text:p>
        </text:list-item>
        <text:list-item>
          <text:p text:style-name="P34"><text:soft-page-break/>To encrypt a letter between 'A' and 'W', take the ASCII value of the letter and add 3 to it.</text:p>
        </text:list-item>
        <text:list-item>
          <text:p text:style-name="P35">For the <text:s/>other letters in the alphabet <text:span text:style-name="T93">('X' to 'Z')</text:span> subtract 23, so that 'X', 'Y', and 'Z' become 'A', 'B', and 'C'.</text:p>
        </text:list-item>
        <text:list-item>
          <text:p text:style-name="P28"><text:span text:style-name="T25">The line </text:span>message=input("<text:span text:style-name="T43">Type</text:span> your secret message: ") <text:span text:style-name="T25">will use the </text:span><text:span text:style-name="T80">input()</text:span><text:span text:style-name="T25"> function to </text:span><text:span text:style-name="T26">ask</text:span><text:span text:style-name="T25"> you to type a message and store the </text:span><text:span text:style-name="T27">string </text:span><text:span text:style-name="T25">value that you typed in a variable called </text:span><text:span text:style-name="T80">message</text:span><text:span text:style-name="T25">.</text:span></text:p>
        </text:list-item>
        <text:list-item>
          <text:p text:style-name="P33">Can you remember how to use a <text:span text:style-name="T15">for</text:span> <text:span text:style-name="T73">statement to </text:span>loop over every <text:span text:style-name="T71">character</text:span> in a <text:span text:style-name="T40">string</text:span>? <text:span text:style-name="T72">We included an example of this in the previous lesson. This will allow your application to call your function for each letter. You can use string concatenation (+) to build up the encrypted message before you print it.</text:span></text:p>
        </text:list-item>
      </text:list>
      <text:h text:style-name="P42" text:outline-level="3">Decrypting Messages</text:h>
      <text:p text:style-name="P10"><text:span text:style-name="T78">The program to decrypt messages will be very similar to the program to encrypt messages. Save a copy of the program that encrypts messages with the new name </text:span><text:span text:style-name="T23">decrypt.py</text:span><text:span text:style-name="T78">. </text:span></text:p>
      <text:p text:style-name="P14">The main change that we'll need to make is to reverse the arithmetic: subtract 3 for letters in the range D-Z and add 23 for other letters.</text:p>
      <text:p text:style-name="P15">Can you work out what to do?</text:p>
      <text:p text:style-name="P7">When you think you've finished, try typing in <text:span text:style-name="T87">(or copy &amp; paste!) the result of a </text:span>message <text:span text:style-name="T84">that you encrypted with</text:span> <text:span text:style-name="T15">encrypt.py</text:span> <text:span text:style-name="T89">to</text:span> <text:span text:style-name="T85">test</text:span> if <text:span text:style-name="T15">decrypt.py</text:span> gets you back the original <text:span text:style-name="T86">secret message</text:span>.</text:p>
      <text:p text:style-name="P9">Can your program <text:span text:style-name="T90">correctly</text:span> decrypt this message?</text:p>
      <text:p text:style-name="P26">L nqrz d ghdg sduurw zkhq L vhh rqh, dqg L'p orrnlqj dw rqh uljkw qrz.</text:p>
      <text:p text:style-name="Preformatted_20_Text"/>
      <text:p text:style-name="Preformatted_20_Text"/>
      <text:h text:style-name="P43" text:outline-level="3">How Computers Work: <text:span text:style-name="T76">Security and Data Encryption</text:span></text:h>
      <text:p text:style-name="P16">This cipher is just a bit of fun. Unfortunately, it's the code is just too easy to crack to be used for sending any important secrets. You could do it in a few minutes with a pencil and some paper. Someone should warn Julius Caesar!</text:p>
      <text:p text:style-name="P17">It's very hard to invent your own unbreakable cipher for storing and sending secrets, and there's a lot of advanced (but interesting) maths involved. If one day you decide that your programs need strong encryption for any reason, it's best to either:</text:p>
      <text:list xml:id="list3841336924194552373" text:style-name="L8">
        <text:list-item>
          <text:p text:style-name="P36"><text:span text:style-name="T75">Use a Python module such as </text:span><text:span text:style-name="T59">simplecrypt</text:span><text:span text:style-name="T47"> </text:span><text:span text:style-name="T54">which has been written by expert</text:span><text:span text:style-name="T55">s</text:span><text:span text:style-name="T54">. T</text:span><text:span text:style-name="T47">his </text:span><text:span text:style-name="T49">provides</text:span><text:span text:style-name="T47"> the </text:span><text:span text:style-name="T45">same type</text:span><text:span text:style-name="T51">s</text:span><text:span text:style-name="T45"> of </text:span><text:span text:style-name="T52">cipher</text:span><text:span text:style-name="T45"> </text:span><text:span text:style-name="T48">used by </text:span><text:span text:style-name="T46">banks, governments and </text:span><text:span text:style-name="T45">spies </text:span><text:span text:style-name="T50">and </text:span><text:span text:style-name="T53">it </text:span><text:span text:style-name="T50">is </text:span><text:span text:style-name="T58">really</text:span><text:span text:style-name="T50"> hard to crack</text:span><text:span text:style-name="T45">.</text:span></text:p>
        </text:list-item>
        <text:list-item>
          <text:p text:style-name="P36"><text:span text:style-name="T54">Study computer </text:span><text:span text:style-name="T56">science</text:span><text:span text:style-name="T54"> </text:span><text:span text:style-name="T57">or</text:span><text:span text:style-name="T54"> maths at university!</text:span></text:p>
        </text:list-item>
      </text:list>
      <text:p text:style-name="P18"/>
      <text:h text:style-name="P44" text:outline-level="3">Solutions</text:h>
      <text:p text:style-name="P11">Try not to peek at these unless you get stuck!</text:p>
      <text:p text:style-name="Text_20_body"/>
      <text:p text:style-name="Text_20_body">One possible solution for <text:span text:style-name="T7">encrypt.py</text:span>.</text:p>
      <text:h text:style-name="Code" text:outline-level="1">def encrypt_character(char):</text:h>
      <text:h text:style-name="Code" text:outline-level="1"><text:s text:c="4"/>value=ord(char)</text:h>
      <text:h text:style-name="Code" text:outline-level="1"><text:s text:c="4"/>upper=char.upper()</text:h>
      <text:h text:style-name="Code" text:outline-level="1"><text:s text:c="4"/>if upper &gt;= 'A' and upper &lt;= 'W':</text:h>
      <text:h text:style-name="Code" text:outline-level="1"><text:s text:c="8"/>value=value+3</text:h>
      <text:h text:style-name="Code" text:outline-level="1"><text:s text:c="4"/>elif upper &gt;= 'X' and upper &lt;= 'Z':</text:h>
      <text:h text:style-name="Code" text:outline-level="1"><text:s text:c="8"/>value=value-23</text:h>
      <text:h text:style-name="Code" text:outline-level="1"><text:s text:c="4"/>return chr(value)</text:h>
      <text:h text:style-name="Code" text:outline-level="1"><text:s text:c="8"/></text:h>
      <text:h text:style-name="Code" text:outline-level="1">message=input("Type your secret message: ")</text:h>
      <text:h text:style-name="Code" text:outline-level="1">encrypted_message=''</text:h>
      <text:h text:style-name="Code" text:outline-level="1">for char in message:</text:h>
      <text:h text:style-name="Code" text:outline-level="1"><text:s text:c="4"/>encrypted_message = encrypted_message + encrypt_character(char)</text:h>
      <text:h text:style-name="Code" text:outline-level="1">print(encrypted_message)</text:h>
      <text:p text:style-name="P25"/>
      <text:p text:style-name="P25"/>
      <text:p text:style-name="P25"/>
      <text:p text:style-name="P25"><text:line-break/></text:p>
      <text:p text:style-name="P8">One possible solution for <text:span text:style-name="T7">decrypt.py.</text:span></text:p>
      <text:h text:style-name="P22" text:outline-level="1">def decrypt_character(char):</text:h>
      <text:h text:style-name="P22" text:outline-level="1"><text:s text:c="4"/>value=ord(char)</text:h>
      <text:h text:style-name="P22" text:outline-level="1"><text:s text:c="4"/>upper=char.upper()</text:h>
      <text:h text:style-name="P22" text:outline-level="1"><text:s text:c="4"/>if upper &gt;= 'D' and upper &lt;= 'Z':</text:h>
      <text:h text:style-name="P22" text:outline-level="1"><text:s text:c="8"/>value=value-3</text:h>
      <text:h text:style-name="P22" text:outline-level="1"><text:s text:c="4"/>elif upper &gt;= 'A' and upper &lt;= 'C':</text:h>
      <text:h text:style-name="P22" text:outline-level="1"><text:s text:c="8"/>value=value+23</text:h>
      <text:h text:style-name="P22" text:outline-level="1"><text:s text:c="4"/>return chr(value)</text:h>
      <text:h text:style-name="P22" text:outline-level="1"><text:s text:c="8"/></text:h>
      <text:h text:style-name="P22" text:outline-level="1">encrypted_message=input("Type your encrypted message: ")</text:h>
      <text:h text:style-name="P22" text:outline-level="1">message=''</text:h>
      <text:h text:style-name="P22" text:outline-level="1">for char in encrypted_message:</text:h>
      <text:h text:style-name="P22" text:outline-level="1"><text:s text:c="4"/>message = message + decrypt_character(char)</text:h>
      <text:h text:style-name="P22" text:outline-level="1">print(message)</text:h>
      <text:p text:style-name="Preformatted_20_Text"/>
      <text:p text:style-name="Preformatted_20_Text"/>
      <text:p text:style-name="Text_20_body">There are many other ways you can write these programs <text:span text:style-name="T92">so you don't need to worry if you've done it another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1" svg:font-family="Dingbats" style:font-charset="x-symbol"/>
    <style:font-face style:name="OpenSymbol" svg:font-family="OpenSymbol" style:font-charset="x-symbol"/>
    <style:font-face style:name="Dingbats" svg:font-family="Dingbats" style:font-pitch="variable" style:font-charset="x-symbol"/>
    <style:font-face style:name="Liberation Serif1" svg:font-family="'Liberation Serif'" style:font-family-generic="roman"/>
    <style:font-face style:name="FreeSans1" svg:font-family="FreeSans" style:font-family-generic="swiss"/>
    <style:font-face style:name="Noto Sans CJK SC Medium" svg:font-family="'Noto Sans CJK SC Medium'"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KacstFarsi" svg:font-family="Kacst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default-outline-level="1" style:list-style-name="" style:master-page-name="">
      <loext:graphic-properties draw:fill="solid" draw:fill-color="#dddddd" draw:fill-image-width="0cm" draw:fill-image-height="0cm"/>
      <style:paragraph-properties fo:margin-left="0cm" fo:margin-right="0cm" fo:text-indent="0cm" style:auto-text-indent="false" style:page-number="auto" fo:background-color="#dddddd" fo:padding="0.3cm" fo:border="0.06pt solid #000000" style:shadow="none">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5:52:11.044422462</meta:creation-date>
    <dc:date>2016-05-25T15:56:59.736495610</dc:date>
    <meta:editing-duration>P2DT11H10M12S</meta:editing-duration>
    <meta:editing-cycles>1330</meta:editing-cycles>
    <meta:generator>LibreOffice/5.1.2.2$Linux_X86_64 LibreOffice_project/10m0$Build-2</meta:generator>
    <meta:print-date>2016-05-25T15:56:10.359471654</meta:print-date>
    <meta:document-statistic meta:table-count="0" meta:image-count="0" meta:object-count="0" meta:page-count="4" meta:paragraph-count="88" meta:word-count="1368" meta:character-count="7981" meta:non-whitespace-character-count="6580"/>
  </office:meta>
</office:document-meta>
</file>